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473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e8f2a1"/>
      <style:text-properties fo:color="#00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esults__discard_seroprotected_adjF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number-columns-repeated="1014" table:default-cell-style-name="ce3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train_index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x_difference</text:p>
          </table:table-cell>
          <table:table-cell office:value-type="string" calcext:value-type="string">
            <text:p>('Composite', 'IMMAGE')</text:p>
          </table:table-cell>
          <table:table-cell office:value-type="string" calcext:value-type="string">
            <text:p>('Composite', 'Age')</text:p>
          </table:table-cell>
          <table:table-cell office:value-type="string" calcext:value-type="string">
            <text:p>('Composite', 'Multivariate')</text:p>
          </table:table-cell>
          <table:table-cell office:value-type="string" calcext:value-type="string">
            <text:p>html_path</text:p>
          </table:table-cell>
          <table:table-cell office:value-type="string" calcext:value-type="string">
            <text:p>interesting?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DY296</text:p>
          </table:table-cell>
          <table:table-cell table:style-name="ce1" office:value-type="string" calcext:value-type="string">
            <text:p>B_Brisbane_60_2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28.HAI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table:formula="of:=HYPERLINK(&quot;file:///home/yonatan/Documents/projects/vaccines/code/export/SDY296_B_Brisbane_60_2008_D28.HAI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G_serotype_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table:formula="of:=HYPERLINK(&quot;file:///home/yonatan/Documents/projects/vaccines/code/export/GSE52245.SDY1260_IgG_serotype_C_D30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G_serotype_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.38" calcext:value-type="float">
            <text:p>0.38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table:formula="of:=HYPERLINK(&quot;file:///home/yonatan/Documents/projects/vaccines/code/export/GSE52245.SDY1260_IgG_serotype_A_D30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9743.SDY400</text:p>
          </table:table-cell>
          <table:table-cell table:style-name="ce1" office:value-type="string" calcext:value-type="string">
            <text:p>B_Wisonsin_01_20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I.D2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table:formula="of:=HYPERLINK(&quot;file:///home/yonatan/Documents/projects/vaccines/code/export/GSE59743.SDY400_B_Wisonsin_01_2010_HAI.D28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M_serotype_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table:formula="of:=HYPERLINK(&quot;file:///home/yonatan/Documents/projects/vaccines/code/export/GSE52245.SDY1260_IgM_serotype_C_D30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48023.SDY1276</text:p>
          </table:table-cell>
          <table:table-cell table:style-name="ce1" office:value-type="string" calcext:value-type="string">
            <text:p>A_Brisbane_10_20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AI.D14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table:formula="of:=HYPERLINK(&quot;file:///home/yonatan/Documents/projects/vaccines/code/export/GSE48023.SDY1276_A_Brisbane_10_2007_HAI.D14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DY67</text:p>
          </table:table-cell>
          <table:table-cell table:style-name="ce1" office:value-type="string" calcext:value-type="string">
            <text:p>A_Perth_16_20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I.D2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table:formula="of:=HYPERLINK(&quot;file:///home/yonatan/Documents/projects/vaccines/code/export/SDY67_A_Perth_16_2009_HAI.D28_discard_seroprotected.html&quot;; &quot;Link&quot;)" office:value-type="string" office:string-value="Link" calcext:value-type="string">
            <text:p>Lin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G1_serotype_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jMFC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47" calcext:value-type="float">
            <text:p>0.47</text:p>
          </table:table-cell>
          <table:table-cell table:style-name="ce2" office:value-type="string" calcext:value-type="string">
            <text:p><text:a xlink:href="../GSE52245.SDY1260_IgG1_serotype_C_D30_discard_seroprotected.html" xlink:type="simple">Link</text:a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36" calcext:value-type="float">
            <text:p>0.36</text:p>
          </table:table-cell>
          <table:table-cell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table:formula="of:=HYPERLINK(&quot;file:///home/yonatan/Documents/projects/vaccines/code/export/GSE59654.SDY180_A_Brisbane_10_2007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.D28</text:p>
          </table:table-cell>
          <table:table-cell office:value-type="float" office:value="0.35" calcext:value-type="float">
            <text:p>0.3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83" calcext:value-type="float">
            <text:p>0.83</text:p>
          </table:table-cell>
          <table:table-cell table:formula="of:=HYPERLINK(&quot;file:///home/yonatan/Documents/projects/vaccines/code/export/GSE59654.SDY180_A_Brisbane_10_2007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Perth_16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0.83" calcext:value-type="float">
            <text:p>0.83</text:p>
          </table:table-cell>
          <table:table-cell table:formula="of:=HYPERLINK(&quot;file:///home/yonatan/Documents/projects/vaccines/code/export/GSE59654.SDY404_A_Perth_16_2009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21" calcext:value-type="float">
            <text:p>0.21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57" calcext:value-type="float">
            <text:p>0.57</text:p>
          </table:table-cell>
          <table:table-cell table:formula="of:=HYPERLINK(&quot;file:///home/yonatan/Documents/projects/vaccines/code/export/GSE52245.SDY1260_IgG1_serotype_A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54.SDY520</text:p>
          </table:table-cell>
          <table:table-cell office:value-type="string" calcext:value-type="string">
            <text:p>A_Victoria_361_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office:value-type="float" office:value="0.62" calcext:value-type="float">
            <text:p>0.62</text:p>
          </table:table-cell>
          <table:table-cell table:formula="of:=HYPERLINK(&quot;file:///home/yonatan/Documents/projects/vaccines/code/export/GSE59654.SDY520_A_Victoria_361_2011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169159</text:p>
          </table:table-cell>
          <table:table-cell office:value-type="string" calcext:value-type="string">
            <text:p>WT_SARS-CoV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18" calcext:value-type="float">
            <text:p>0.18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office:value-type="float" office:value="0.63" calcext:value-type="float">
            <text:p>0.63</text:p>
          </table:table-cell>
          <table:table-cell table:formula="of:=HYPERLINK(&quot;file:///home/yonatan/Documents/projects/vaccines/code/export/GSE169159_WT_SARS-CoV-2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169159</text:p>
          </table:table-cell>
          <table:table-cell office:value-type="string" calcext:value-type="string">
            <text:p>WT_SARS-CoV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2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0.63" calcext:value-type="float">
            <text:p>0.63</text:p>
          </table:table-cell>
          <table:table-cell table:formula="of:=HYPERLINK(&quot;file:///home/yonatan/Documents/projects/vaccines/code/export/GSE169159_WT_SARS-CoV-2_D42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B_Florida_4_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14</text:p>
          </table:table-cell>
          <table:table-cell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4" calcext:value-type="float">
            <text:p>0.4</text:p>
          </table:table-cell>
          <table:table-cell table:formula="of:=HYPERLINK(&quot;file:///home/yonatan/Documents/projects/vaccines/code/export/GSE48023.SDY1276_B_Florida_4_2006_HAI.D14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0.39" calcext:value-type="float">
            <text:p>0.39</text:p>
          </table:table-cell>
          <table:table-cell office:value-type="float" office:value="0.51" calcext:value-type="float">
            <text:p>0.51</text:p>
          </table:table-cell>
          <table:table-cell table:formula="of:=HYPERLINK(&quot;file:///home/yonatan/Documents/projects/vaccines/code/export/GSE48023.SDY1276_A_Brisbane_10_2007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B_Brisbane_60_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28</text:p>
          </table:table-cell>
          <table:table-cell office:value-type="float" office:value="0.13" calcext:value-type="float">
            <text:p>0.13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table:formula="of:=HYPERLINK(&quot;file:///home/yonatan/Documents/projects/vaccines/code/export/GSE59635.SDY63_B_Brisbane_60_2008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0</text:p>
          </table:table-cell>
          <table:table-cell office:value-type="float" office:value="0.11" calcext:value-type="float">
            <text:p>0.11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table:formula="of:=HYPERLINK(&quot;file:///home/yonatan/Documents/projects/vaccines/code/export/GSE52245.SDY1260_IgG1_serotype_C_D30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table:formula="of:=HYPERLINK(&quot;file:///home/yonatan/Documents/projects/vaccines/code/export/GSE59635.SDY63_A_Perth_16_2009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48018.SDY1276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11" calcext:value-type="float">
            <text:p>0.11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38" calcext:value-type="float">
            <text:p>0.38</text:p>
          </table:table-cell>
          <table:table-cell table:formula="of:=HYPERLINK(&quot;file:///home/yonatan/Documents/projects/vaccines/code/export/GSE48018.SDY1276_A_Brisbane_10_2007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sults__discard_seroprotected_adjFC.A1:results__discard_seroprotected_adjFC.J22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30T14:55:24.798437384</dc:date>
    <meta:editing-duration>PT34M12S</meta:editing-duration>
    <meta:editing-cycles>9</meta:editing-cycles>
    <meta:generator>LibreOffice/7.3.7.2$Linux_X86_64 LibreOffice_project/30$Build-2</meta:generator>
    <meta:document-statistic meta:table-count="1" meta:cell-count="207" meta:object-count="0"/>
  </office:meta>
</office:document-meta>
</file>